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/>
          <table:table-cell table:style-name="pd1" office:value-type="string" calcext:value-type="string">
            <text:p>MALZEME</text:p>
          </table:table-cell>
          <table:table-cell table:style-name="pd1" office:value-type="string" calcext:value-type="string">
            <text:p>ÖLÇÜ</text:p>
          </table:table-cell>
          <table:table-cell table:style-name="pd1" office:value-type="string" calcext:value-type="string">
            <text:p>MİKTAR</text:p>
          </table:table-cell>
          <table:table-cell table:style-name="ce1" office:value-type="string" calcext:value-type="string">
            <text:p>DEGERLER</text:p>
          </table:table-cell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office:value-type="string" calcext:value-type="string">
            <text:p>ELEKTROMANYETİK PİLLİ DEBİMETRE DN15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0']</text:p>
          </table:table-cell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office:value-type="string" calcext:value-type="string">
            <text:p>ELEKTROMANYETİK PİLLİ DEBİMETRE DN20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0']</text:p>
          </table:table-cell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office:value-type="string" calcext:value-type="string">
            <text:p>ELEKTROMANYETİK PİLLİ DEBİMETRE DN250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250']</text:p>
          </table:table-cell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office:value-type="string" calcext:value-type="string">
            <text:p>ELEKTROMANYETİK PİLLİ DEBİMETRE DN300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00']</text:p>
          </table:table-cell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office:value-type="string" calcext:value-type="string">
            <text:p>ELEKTROMANYETİK PİLLİ DEBİMETRE DN100</text:p>
          </table:table-cell>
          <table:table-cell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100']</text:p>
          </table:table-cell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office:value-type="string" calcext:value-type="string">
            <text:p>200 MM ENTEGRE CONTALI BETON BORU 1,25 M</text:p>
          </table:table-cell>
          <table:table-cell office:value-type="string" calcext:value-type="string">
            <text:p/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['200', '1', '25']</text:p>
          </table:table-cell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office:value-type="string" calcext:value-type="string">
            <text:p>100 MM BACA YÜKSELTME HALKASI 10 CM</text:p>
          </table:table-cell>
          <table:table-cell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['100', '10']</text:p>
          </table:table-cell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office:value-type="string" calcext:value-type="string">
            <text:p>Q300MM BETON BORU ADAPTÖR</text:p>
          </table:table-cell>
          <table:table-cell office:value-type="string" calcext:value-type="string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300']</text:p>
          </table:table-cell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office:value-type="string" calcext:value-type="string">
            <text:p>Q400MM BETON BORU ADAPTÖR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400']</text:p>
          </table:table-cell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office:value-type="string" calcext:value-type="string">
            <text:p>625 MM BETONARME BACA KAPAĞI 12 CM</text:p>
          </table:table-cell>
          <table:table-cell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'625', '12']</text:p>
          </table:table-cell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office:value-type="string" calcext:value-type="string">
            <text:p>Q1000 ENTG.CONT.BETONARME BACA KONİSİ</text:p>
          </table:table-cell>
          <table:table-cell office:value-type="string" calcext:value-type="string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'1000']</text:p>
          </table:table-cell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office:value-type="string" calcext:value-type="string">
            <text:p>Q625 ENTG. CONTALI BACA TABANI</text:p>
          </table:table-cell>
          <table:table-cell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'625']</text:p>
          </table:table-cell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office:value-type="string" calcext:value-type="string">
            <text:p>BAYLAN BW50 R-160</text:p>
          </table:table-cell>
          <table:table-cell office:value-type="string" calcext:value-type="string">
            <text:p>5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['50', '160']</text:p>
          </table:table-cell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office:value-type="string" calcext:value-type="string">
            <text:p>BAYLAN BW80 R-160</text:p>
          </table:table-cell>
          <table:table-cell office:value-type="string" calcext:value-type="string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80', '160']</text:p>
          </table:table-cell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office:value-type="string" calcext:value-type="string">
            <text:p>BAYLAN BW100 R-160</text:p>
          </table:table-cell>
          <table:table-cell office:value-type="string" calcext:value-type="string">
            <text:p>1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'100', '160']</text:p>
          </table:table-cell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office:value-type="string" calcext:value-type="string">
            <text:p>BAYLAN BW150 R160</text:p>
          </table:table-cell>
          <table:table-cell office:value-type="string" calcext:value-type="string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50', '160']</text:p>
          </table:table-cell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office:value-type="string" calcext:value-type="string">
            <text:p>BAYLAN SOĞUK SU SAYACI 25 MM R-160 TK-3C</text:p>
          </table:table-cell>
          <table:table-cell office:value-type="string" calcext:value-type="string">
            <text:p/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['25', '160', '3']</text:p>
          </table:table-cell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office:value-type="string" calcext:value-type="string">
            <text:p>BAYLAN BW-200 R-160</text:p>
          </table:table-cell>
          <table:table-cell office:value-type="string" calcext:value-type="string">
            <text:p>DN200 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'200', '160']</text:p>
          </table:table-cell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office:value-type="string" calcext:value-type="string">
            <text:p>OVAL VANA 3225</text:p>
          </table:table-cell>
          <table:table-cell office:value-type="string" calcext:value-type="string">
            <text:p>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'3225']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dc:date>2024-03-09T21:59:49.384516495</dc:date>
    <dc:creator>Mustafa Halil</dc:creator>
    <meta:editing-duration>PT10S</meta:editing-duration>
    <meta:editing-cycles>2</meta:editing-cycles>
    <meta:document-statistic meta:table-count="1" meta:cell-count="99" meta:object-count="0"/>
  </office:meta>
</office:document-meta>
</file>